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659e" officeooo:paragraph-rsid="000a659e"/>
    </style:style>
    <style:style style:name="P2" style:family="paragraph" style:parent-style-name="Standard">
      <style:text-properties officeooo:rsid="000a659e" officeooo:paragraph-rsid="000a659e" fo:background-color="#eb613d"/>
    </style:style>
    <style:style style:name="T1" style:family="text">
      <style:text-properties fo:background-color="#eb613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xml version="1.0" encoding="utf-8"?&gt;</text:p>
      <text:p text:style-name="P2">&lt;help&gt;</text:p>
      <text:p text:style-name="P1"><text:s text:c="4"/><text:span text:style-name="T1">&lt;login&gt;</text:span></text:p>
      <text:p text:style-name="P1"><text:s text:c="8"/><text:span text:style-name="T1">&lt;![CDATA[</text:span></text:p>
      <text:p text:style-name="P1"/>
      <text:p text:style-name="P1"><text:tab/><text:span text:style-name="T1">&lt;h2&gt;</text:span>Signing In<text:span text:style-name="T1">&lt;/h2&gt;</text:span></text:p>
      <text:p text:style-name="P2">&lt;div&gt;</text:p>
      <text:p text:style-name="P1"><text:s/>The first time you use this app, you need to proceed with "Get Started" where you choose your basic settings. Once these steps are finished, you can continue to sign in.<text:span text:style-name="T1">&lt;br/&gt;</text:span></text:p>
      <text:p text:style-name="P1"><text:s/>If you are already registered on the web site of the same deployment, you can use the same username and password.<text:span text:style-name="T1">&lt;br/&gt;</text:span></text:p>
      <text:p text:style-name="P1"><text:s/>If you check "Remember me" you won't have to enter these details next time again, until you sign out from the Dashboard.<text:span text:style-name="T1">&lt;br/&gt;</text:span></text:p>
      <text:p text:style-name="P1"><text:tab/><text:span text:style-name="T1">&lt;br/&gt;&lt;br/&gt;&lt;a href="https://mycitizen.net/manual:mobile#login"&gt;</text:span>More information<text:span text:style-name="T1">&lt;/a&gt;</text:span></text:p>
      <text:p text:style-name="P1"><text:tab/><text:span text:style-name="T1">&lt;br/&gt;&lt;br/&gt;&lt;a href="net.mycitizen.mcn://about"&gt;</text:span>About this app<text:span text:style-name="T1">&lt;/a&gt;</text:span></text:p>
      <text:p text:style-name="P2">&lt;/div&gt;</text:p>
      <text:p text:style-name="P2">]]&gt;</text:p>
      <text:p text:style-name="P1"><text:s text:c="4"/><text:span text:style-name="T1">&lt;/login&gt;</text:span></text:p>
      <text:p text:style-name="P1"><text:s text:c="4"/><text:span text:style-name="T1">&lt;get_started&gt;</text:span></text:p>
      <text:p text:style-name="P1"><text:s text:c="8"/><text:span text:style-name="T1">&lt;![CDATA[</text:span></text:p>
      <text:p text:style-name="P1"/>
      <text:p text:style-name="P1"><text:tab/><text:span text:style-name="T1">&lt;h2&gt;</text:span>Preferences<text:span text:style-name="T1">&lt;/h2&gt;</text:span></text:p>
      <text:p text:style-name="P2">&lt;div&gt;</text:p>
      <text:p text:style-name="P1">Select the language for the user interface. You may have to restart the app after changing the language.</text:p>
      <text:p text:style-name="P2">&lt;/div&gt;</text:p>
      <text:p text:style-name="P1"><text:tab/><text:span text:style-name="T1">&lt;br/&gt;&lt;br/&gt;&lt;a href="https://mycitizen.net/manual:mobile#get_started"&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get_started&gt;</text:span></text:p>
      <text:p text:style-name="P1"><text:s text:c="4"/><text:span text:style-name="T1">&lt;get_started_2&gt;</text:span></text:p>
      <text:p text:style-name="P1"><text:s text:c="8"/><text:span text:style-name="T1">&lt;![CDATA[</text:span></text:p>
      <text:p text:style-name="P1"/>
      <text:p text:style-name="P1"><text:tab/><text:span text:style-name="T1">&lt;h2&gt;</text:span>Selecting a Deployment<text:span text:style-name="T1">&lt;/h2&gt;</text:span></text:p>
      <text:p text:style-name="P2">&lt;div&gt;</text:p>
      <text:p text:style-name="P1">Before you use this app, you need to connect it to a deployment.<text:span text:style-name="T1">&lt;br/&gt;</text:span></text:p>
      <text:p text:style-name="P1">You may either select a deployment from the list, or you type in the address. The pattern of the address is <text:span text:style-name="T1">&lt;em&gt;</text:span>www.example.com<text:span text:style-name="T1">&lt;/em&gt;</text:span>, without "http://" or "https://" and without trailing slash. If you use a deployment from the list, keep the textfield empty.</text:p>
      <text:p text:style-name="P1"><text:tab/><text:span text:style-name="T1">&lt;br/&gt;&lt;br/&gt;&lt;a href="https://mycitizen.net/manual:mobile#get_started_2"&gt;</text:span>More information<text:span text:style-name="T1">&lt;/a&gt;</text:span></text:p>
      <text:p text:style-name="P1"><text:tab/><text:span text:style-name="T1">&lt;br/&gt;&lt;br/&gt;&lt;a href="net.mycitizen.mcn://about"&gt;</text:span>About this app<text:span text:style-name="T1">&lt;/a&gt;</text:span></text:p>
      <text:p text:style-name="P2">&lt;/div&gt;</text:p>
      <text:p text:style-name="P2">]]&gt;</text:p>
      <text:p text:style-name="P1"><text:s text:c="4"/><text:span text:style-name="T1">&lt;/get_started_2&gt;</text:span></text:p>
      <text:p text:style-name="P1"><text:s text:c="4"/><text:span text:style-name="T1">&lt;get_started_3&gt;</text:span></text:p>
      <text:p text:style-name="P1"><text:s text:c="8"/><text:span text:style-name="T1">&lt;![CDATA[</text:span></text:p>
      <text:p text:style-name="P1"/>
      <text:p text:style-name="P1"><text:tab/><text:span text:style-name="T1">&lt;h2&gt;</text:span>Sign In or Sign Up<text:span text:style-name="T1">&lt;/h2&gt;</text:span></text:p>
      <text:p text:style-name="P2">&lt;div&gt;</text:p>
      <text:p text:style-name="P1">If you already have an account at the selected deployment, then you can continue to sign in. <text:soft-page-break/>Otherwise, you will first have to create a new account.</text:p>
      <text:p text:style-name="P2">&lt;/div&gt;</text:p>
      <text:p text:style-name="P1"><text:tab/><text:span text:style-name="T1">&lt;br/&gt;&lt;br/&gt;&lt;a href="https://mycitizen.net/manual:mobile#get_started_3"&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get_started_3&gt;</text:span></text:p>
      <text:p text:style-name="P1"><text:s text:c="4"/><text:span text:style-name="T1">&lt;register&gt;</text:span></text:p>
      <text:p text:style-name="P1"><text:s text:c="8"/><text:span text:style-name="T1">&lt;![CDATA[</text:span></text:p>
      <text:p text:style-name="P1"/>
      <text:p text:style-name="P1"><text:tab/><text:span text:style-name="T1">&lt;h2&gt;</text:span>Sign Up<text:span text:style-name="T1">&lt;/h2&gt;</text:span></text:p>
      <text:p text:style-name="P2">&lt;div&gt;</text:p>
      <text:p text:style-name="P1">Enter a username, a password and your email address. Before you can use your account on mycitizen.net, you will first need to confirm a link in an email that will come to your address.<text:span text:style-name="T1">&lt;br/&gt;</text:span></text:p>
      <text:p text:style-name="P1">The password must be at least 8 characters long and contain a mix of numbers, upper case letters and lower case letters.</text:p>
      <text:p text:style-name="P2">&lt;/div&gt;</text:p>
      <text:p text:style-name="P1"><text:tab/><text:span text:style-name="T1">&lt;br/&gt;&lt;br/&gt;&lt;a href="https://mycitizen.net/manual:mobile#register"&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register&gt;</text:span></text:p>
      <text:p text:style-name="P1"><text:s text:c="4"/><text:span text:style-name="T1">&lt;forgotten_password&gt;</text:span></text:p>
      <text:p text:style-name="P1"><text:s text:c="8"/><text:span text:style-name="T1">&lt;![CDATA[</text:span></text:p>
      <text:p text:style-name="P1"/>
      <text:p text:style-name="P1"><text:tab/><text:span text:style-name="T1">&lt;h2&gt;</text:span>Forgotten Password<text:span text:style-name="T1">&lt;/h2&gt;</text:span></text:p>
      <text:p text:style-name="P2">&lt;div&gt;</text:p>
      <text:p text:style-name="P1">Enter the email address that you have used with your account at mycitizen.net. You will receive an email with a link, which you need to click to reset your password and create a new one.</text:p>
      <text:p text:style-name="P2">&lt;/div&gt;</text:p>
      <text:p text:style-name="P1"><text:tab/><text:span text:style-name="T1">&lt;br/&gt;&lt;br/&gt;&lt;a href="https://mycitizen.net/manual:mobile#forgotten_password"&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forgotten_password&gt;</text:span></text:p>
      <text:p text:style-name="P1"><text:s text:c="4"/><text:span text:style-name="T1">&lt;main&gt;</text:span></text:p>
      <text:p text:style-name="P1"><text:s text:c="8"/><text:span text:style-name="T1">&lt;![CDATA[</text:span></text:p>
      <text:p text:style-name="P1"/>
      <text:p text:style-name="P1"><text:tab/><text:span text:style-name="T1">&lt;h2&gt;</text:span>Users, Groups and Resources<text:span text:style-name="T1">&lt;/h2&gt;</text:span></text:p>
      <text:p text:style-name="P2">&lt;div&gt;</text:p>
      <text:p text:style-name="P1">This is the main screen. If the filter is off, you see all users, groups and resources. If the filter is on, you see only those that match the filter settings.<text:span text:style-name="T1">&lt;br/&gt;</text:span></text:p>
      <text:p text:style-name="P1">At the bottom you can open the <text:span text:style-name="T1">&lt;a href="net.mycitizen.mcn://filter"&gt;</text:span>filter<text:span text:style-name="T1">&lt;/a&gt;</text:span>, the <text:span text:style-name="T1">&lt;a href="net.mycitizen.mcn://dashboard"&gt;</text:span>dashboard<text:span text:style-name="T1">&lt;/a&gt;</text:span> or your <text:span text:style-name="T1">&lt;a href="net.mycitizen.mcn://messages"&gt;</text:span>messages<text:span text:style-name="T1">&lt;/a&gt;</text:span>. The color of these button indicates their status.</text:p>
      <text:p text:style-name="P2">&lt;/div&gt;</text:p>
      <text:p text:style-name="P1"><text:tab/><text:span text:style-name="T1">&lt;br/&gt;&lt;br/&gt;&lt;a href="https://mycitizen.net/manual:mobile#main"&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main&gt;</text:span></text:p>
      <text:p text:style-name="P1"><text:s text:c="4"/><text:span text:style-name="T1">&lt;filter&gt;</text:span></text:p>
      <text:p text:style-name="P1"><text:s text:c="8"/><text:span text:style-name="T1">&lt;![CDATA[</text:span></text:p>
      <text:p text:style-name="P1"><text:soft-page-break/></text:p>
      <text:p text:style-name="P1"><text:tab/><text:span text:style-name="T1">&lt;h2&gt;</text:span>Filter<text:span text:style-name="T1">&lt;/h2&gt;</text:span></text:p>
      <text:p text:style-name="P2">&lt;div&gt;</text:p>
      <text:p text:style-name="P1">The filter affects the lists of users, groups and resources. There are several ways how to use it:<text:span text:style-name="T1">&lt;br/&gt;</text:span></text:p>
      <text:p text:style-name="P1"/>
      <text:p text:style-name="P1">• By checking "Only my connections", the list will only show your friends, the groups where you are a member, and resources that you are subscribed to.<text:span text:style-name="T1">&lt;br/&gt;</text:span></text:p>
      <text:p text:style-name="P1">• You can enter a part of the name, select tags, a language and a position on the map if you want to <text:span text:style-name="T1">&lt;a href="net.mycitizen.mcn://filter_map"&gt;</text:span>filter by location<text:span text:style-name="T1">&lt;/a&gt;</text:span>. The lists will then display only items that match all of the criteria. The function "filter by location" is only available if your phone is connected to the Internet.<text:span text:style-name="T1">&lt;br/&gt;</text:span></text:p>
      <text:p text:style-name="P1">• If you click on "Suggest", then the filter will be set according to your own profile. The lists will therefore show items that are similar to your own interests.<text:span text:style-name="T1">&lt;br/&gt;</text:span></text:p>
      <text:p text:style-name="P1">• The button "reset" clears all fields.<text:span text:style-name="T1">&lt;br/&gt;</text:span></text:p>
      <text:p text:style-name="P2">&lt;br/&gt;</text:p>
      <text:p text:style-name="P2">&lt;/div&gt;</text:p>
      <text:p text:style-name="P1"><text:tab/><text:span text:style-name="T1">&lt;br/&gt;&lt;br/&gt;&lt;a href="https://mycitizen.net/manual:mobile#filter"&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filter&gt;</text:span></text:p>
      <text:p text:style-name="P1"><text:s text:c="4"/><text:span text:style-name="T1">&lt;filter_map&gt;</text:span></text:p>
      <text:p text:style-name="P1"><text:s text:c="8"/><text:span text:style-name="T1">&lt;![CDATA[</text:span></text:p>
      <text:p text:style-name="P1"/>
      <text:p text:style-name="P1"><text:tab/><text:span text:style-name="T1">&lt;h2&gt;</text:span>Filter by Location<text:span text:style-name="T1">&lt;/h2&gt;</text:span></text:p>
      <text:p text:style-name="P2">&lt;div&gt;</text:p>
      <text:p text:style-name="P1">On this screen you can select a seach area on the map.</text:p>
      <text:p text:style-name="P1"/>
      <text:p text:style-name="P1">• Show your own location, if available from GPS or networks.<text:span text:style-name="T1">&lt;br/&gt;</text:span></text:p>
      <text:p text:style-name="P1">• Show the center of the selected search area.<text:span text:style-name="T1">&lt;br/&gt;</text:span></text:p>
      <text:p text:style-name="P1">• Turn on to set a marker for the center of the search area. Turn off to return to moving and zooming the map.<text:span text:style-name="T1">&lt;br/&gt;</text:span></text:p>
      <text:p text:style-name="P1">• Remove the marker of the search area.<text:span text:style-name="T1">&lt;br/&gt;</text:span></text:p>
      <text:p text:style-name="P1">• Use the slider to change the radius of the search area.<text:span text:style-name="T1">&lt;br/&gt;</text:span></text:p>
      <text:p text:style-name="P2">&lt;br/&gt;</text:p>
      <text:p text:style-name="P1">When you have finished setting the search area, return to the {<text:span text:style-name="T1">&lt;FILTER&gt;</text:span>filter} screen and apply the filter.</text:p>
      <text:p text:style-name="P2">&lt;/div&gt;</text:p>
      <text:p text:style-name="P1"><text:tab/><text:span text:style-name="T1">&lt;br/&gt;&lt;br/&gt;&lt;a href="https://mycitizen.net/manual:mobile#filter_map"&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filter_map&gt;</text:span></text:p>
      <text:p text:style-name="P1"><text:s text:c="4"/><text:span text:style-name="T1">&lt;dashboard&gt;</text:span></text:p>
      <text:p text:style-name="P1"><text:s text:c="8"/><text:span text:style-name="T1">&lt;![CDATA[</text:span></text:p>
      <text:p text:style-name="P1"/>
      <text:p text:style-name="P1"><text:tab/><text:span text:style-name="T1">&lt;h2&gt;</text:span>Dashboard<text:span text:style-name="T1">&lt;/h2&gt;</text:span></text:p>
      <text:p text:style-name="P2">&lt;div&gt;</text:p>
      <text:p text:style-name="P1">On the Dashboard you find basic status information. The most important is the connection quality, displayed as red (offline), yellow (slow connection) or green (fast connection).</text:p>
      <text:p text:style-name="P1">While you are offline, you cannot load fresh data. With a slow connection, you will retrieve all images with reduced quality.<text:span text:style-name="T1">&lt;br/&gt;</text:span></text:p>
      <text:p text:style-name="P2">&lt;br/&gt;</text:p>
      <text:p text:style-name="P1"><text:soft-page-break/>You also can access the following functions:<text:span text:style-name="T1">&lt;br/&gt;</text:span></text:p>
      <text:p text:style-name="P1">• <text:span text:style-name="T1">&lt;a href="net.mycitizen.mcn://profile"&gt;</text:span>Edit your profile<text:span text:style-name="T1">&lt;/a&gt;&lt;br/&gt;</text:span></text:p>
      <text:p text:style-name="P1">• <text:span text:style-name="T1">&lt;a href="net.mycitizen.mcn://create_group"&gt;</text:span>Create a group<text:span text:style-name="T1">&lt;/a&gt;</text:span> (only available after you are registered for a sufficient time)<text:span text:style-name="T1">&lt;br/&gt;</text:span></text:p>
      <text:p text:style-name="P1">• Reload data from deployment<text:span text:style-name="T1">&lt;br/&gt;</text:span></text:p>
      <text:p text:style-name="P1">• Sign out. If you just want to quit and remain logged in, use the phone's "back" function.<text:span text:style-name="T1">&lt;br/&gt;</text:span></text:p>
      <text:p text:style-name="P2">&lt;br/&gt;</text:p>
      <text:p text:style-name="P2">&lt;/div&gt;</text:p>
      <text:p text:style-name="P1"><text:tab/><text:span text:style-name="T1">&lt;br/&gt;&lt;br/&gt;&lt;a href="https://mycitizen.net/manual:mobile#dashboard"&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dashboard&gt;</text:span></text:p>
      <text:p text:style-name="P1"><text:s text:c="4"/><text:span text:style-name="T1">&lt;messages&gt;</text:span></text:p>
      <text:p text:style-name="P1"><text:s text:c="8"/><text:span text:style-name="T1">&lt;![CDATA[</text:span></text:p>
      <text:p text:style-name="P1"/>
      <text:p text:style-name="P1"><text:tab/><text:span text:style-name="T1">&lt;h2&gt;</text:span>Messages<text:span text:style-name="T1">&lt;/h2&gt;</text:span></text:p>
      <text:p text:style-name="P2">&lt;div&gt;</text:p>
      <text:p text:style-name="P1">The message pane has two filters that show only new and only trashed messages. If you like to send a new message, you need to start from the detail page of the recipient.</text:p>
      <text:p text:style-name="P2">&lt;/div&gt;</text:p>
      <text:p text:style-name="P1"><text:tab/><text:span text:style-name="T1">&lt;br/&gt;&lt;br/&gt;&lt;a href="https://mycitizen.net/manual:mobile#messages"&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messages&gt;</text:span></text:p>
      <text:p text:style-name="P1"><text:s text:c="4"/><text:span text:style-name="T1">&lt;user_detail&gt;</text:span></text:p>
      <text:p text:style-name="P1"><text:s text:c="8"/><text:span text:style-name="T1">&lt;![CDATA[</text:span></text:p>
      <text:p text:style-name="P1"/>
      <text:p text:style-name="P1"><text:tab/><text:span text:style-name="T1">&lt;h2&gt;</text:span>User Details<text:span text:style-name="T1">&lt;/h2&gt;</text:span></text:p>
      <text:p text:style-name="P2">&lt;div&gt;</text:p>
      <text:p text:style-name="P1">Here you see the details of a user and whether he or she is online. On the top you find several menus:<text:span text:style-name="T1">&lt;br/&gt;</text:span></text:p>
      <text:p text:style-name="P1">• tags<text:span text:style-name="T1">&lt;br/&gt;</text:span></text:p>
      <text:p text:style-name="P1">• friends<text:span text:style-name="T1">&lt;br/&gt;</text:span></text:p>
      <text:p text:style-name="P1">• memberships and subscribed resources<text:span text:style-name="T1">&lt;br/&gt;</text:span></text:p>
      <text:p text:style-name="P1">• the location, if one has been set<text:span text:style-name="T1">&lt;br/&gt;</text:span></text:p>
      <text:p text:style-name="P1">• messages between you and that user<text:span text:style-name="T1">&lt;br/&gt;</text:span></text:p>
      <text:p text:style-name="P2">&lt;br/&gt;</text:p>
      <text:p text:style-name="P1">Depending on your own connection to that user, you will not be able to access all of these menus.<text:span text:style-name="T1">&lt;br/&gt;</text:span></text:p>
      <text:p text:style-name="P2">&lt;br/&gt;</text:p>
      <text:p text:style-name="P1">If the user has saved a home page, you can get there by tapping on the avatar.<text:span text:style-name="T1">&lt;br/&gt;</text:span></text:p>
      <text:p text:style-name="P1">If you keep the avatar pressed, you can see the link without going there.</text:p>
      <text:p text:style-name="P2">&lt;/div&gt;</text:p>
      <text:p text:style-name="P1"><text:tab/><text:span text:style-name="T1">&lt;br/&gt;&lt;br/&gt;&lt;a href="https://mycitizen.net/manual:mobile#user_detail"&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user_detail&gt;</text:span></text:p>
      <text:p text:style-name="P1"><text:s text:c="4"/><text:span text:style-name="T1">&lt;group_detail&gt;</text:span></text:p>
      <text:p text:style-name="P1"><text:s text:c="8"/><text:span text:style-name="T1">&lt;![CDATA[</text:span></text:p>
      <text:p text:style-name="P1"/>
      <text:p text:style-name="P1"><text:soft-page-break/><text:tab/><text:span text:style-name="T1">&lt;h2&gt;</text:span>Group Details<text:span text:style-name="T1">&lt;/h2&gt;</text:span></text:p>
      <text:p text:style-name="P2">&lt;div&gt;</text:p>
      <text:p text:style-name="P1">Here you see the details of a group. On the top you find several menus:<text:span text:style-name="T1">&lt;br/&gt;</text:span></text:p>
      <text:p text:style-name="P1">• tags<text:span text:style-name="T1">&lt;br/&gt;</text:span></text:p>
      <text:p text:style-name="P1">• members and subscribed resources<text:span text:style-name="T1">&lt;br/&gt;</text:span></text:p>
      <text:p text:style-name="P1">• the location, if one has been set<text:span text:style-name="T1">&lt;br/&gt;</text:span></text:p>
      <text:p text:style-name="P1">• the group chat<text:span text:style-name="T1">&lt;br/&gt;</text:span></text:p>
      <text:p text:style-name="P2">&lt;br/&gt;</text:p>
      <text:p text:style-name="P1">Depending on your own connection to that group, you will not be able to access all of these menus.</text:p>
      <text:p text:style-name="P2">&lt;/div&gt;</text:p>
      <text:p text:style-name="P1"><text:tab/><text:span text:style-name="T1">&lt;br/&gt;&lt;br/&gt;&lt;a href="https://mycitizen.net/manual:mobile#group_detail"&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group_detail&gt;</text:span></text:p>
      <text:p text:style-name="P1"><text:s text:c="4"/><text:span text:style-name="T1">&lt;resource_detail&gt;</text:span></text:p>
      <text:p text:style-name="P1"><text:s text:c="8"/><text:span text:style-name="T1">&lt;![CDATA[</text:span></text:p>
      <text:p text:style-name="P1"/>
      <text:p text:style-name="P1"><text:tab/><text:span text:style-name="T1">&lt;h2&gt;</text:span>Resource Details<text:span text:style-name="T1">&lt;/h2&gt;</text:span></text:p>
      <text:p text:style-name="P2">&lt;div&gt;</text:p>
      <text:p text:style-name="P1">Here you see the details of a resource. On the top you find several menus:<text:span text:style-name="T1">&lt;br/&gt;</text:span></text:p>
      <text:p text:style-name="P1">• tags<text:span text:style-name="T1">&lt;br/&gt;</text:span></text:p>
      <text:p text:style-name="P1">• subscribed users and groups<text:span text:style-name="T1">&lt;br/&gt;</text:span></text:p>
      <text:p text:style-name="P1">• the location, if one has been set<text:span text:style-name="T1">&lt;br/&gt;</text:span></text:p>
      <text:p text:style-name="P1">• messages between you and that user<text:span text:style-name="T1">&lt;br/&gt;</text:span></text:p>
      <text:p text:style-name="P2">&lt;br/&gt;</text:p>
      <text:p text:style-name="P1">Depending on your own connection to that resource, you will not be able to access all of these menus.<text:span text:style-name="T1">&lt;br/&gt;</text:span></text:p>
      <text:p text:style-name="P2">&lt;br/&gt;</text:p>
      <text:p text:style-name="P1">By tapping on the resource icon you can launch a video or open an external link. YouTube videos can be viewed directly in the app.<text:span text:style-name="T1">&lt;br/&gt;</text:span></text:p>
      <text:p text:style-name="P1">If you keep the icon pressed, you can see the link without going there.</text:p>
      <text:p text:style-name="P2">&lt;/div&gt;</text:p>
      <text:p text:style-name="P1"><text:tab/><text:span text:style-name="T1">&lt;br/&gt;&lt;br/&gt;&lt;a href="https://mycitizen.net/manual:mobile#resource_detail"&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resource_detail&gt;</text:span></text:p>
      <text:p text:style-name="P1"><text:s text:c="4"/><text:span text:style-name="T1">&lt;profile&gt;</text:span></text:p>
      <text:p text:style-name="P1"><text:s text:c="8"/><text:span text:style-name="T1">&lt;![CDATA[</text:span></text:p>
      <text:p text:style-name="P1"/>
      <text:p text:style-name="P1"><text:tab/><text:span text:style-name="T1">&lt;h2&gt;</text:span>My Profile<text:span text:style-name="T1">&lt;/h2&gt;</text:span></text:p>
      <text:p text:style-name="P2">&lt;div&gt;</text:p>
      <text:p text:style-name="P1">Here you can edit your personal information like name or description, your portrait, your tags (interests or topics that you are interested in) and your location. (This location will be visible to other users - they won't be able to see where you actually are right now.)<text:span text:style-name="T1">&lt;br/&gt;</text:span></text:p>
      <text:p text:style-name="P1">The information will be saved when you leave this section.</text:p>
      <text:p text:style-name="P2">&lt;/div&gt;</text:p>
      <text:p text:style-name="P1"><text:tab/><text:span text:style-name="T1">&lt;br/&gt;&lt;br/&gt;&lt;a href="https://mycitizen.net/manual:mobile#profile"&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profile&gt;</text:span></text:p>
      <text:p text:style-name="P1"><text:soft-page-break/><text:s text:c="4"/><text:span text:style-name="T1">&lt;create_group&gt;</text:span></text:p>
      <text:p text:style-name="P1"><text:s text:c="8"/><text:span text:style-name="T1">&lt;![CDATA[</text:span></text:p>
      <text:p text:style-name="P1"/>
      <text:p text:style-name="P1"><text:tab/><text:span text:style-name="T1">&lt;h2&gt;</text:span>Creating a Group<text:span text:style-name="T1">&lt;/h2&gt;</text:span></text:p>
      <text:p text:style-name="P2">&lt;div&gt;</text:p>
      <text:p text:style-name="P1">If you have the necessary permissions, you can create a group and become its owner.<text:span text:style-name="T1">&lt;br/&gt;</text:span></text:p>
      <text:p text:style-name="P1">Since editing is currently not available via the mobile app, you need to make sure you enter all information during the creation.<text:span text:style-name="T1">&lt;br/&gt;</text:span></text:p>
      <text:p text:style-name="P1">The group will be created once you leave the page.</text:p>
      <text:p text:style-name="P2">&lt;/div&gt;</text:p>
      <text:p text:style-name="P1"><text:tab/><text:span text:style-name="T1">&lt;br/&gt;&lt;br/&gt;&lt;a href="https://mycitizen.net/manual:mobile#create_group"&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create_group&gt;</text:span></text:p>
      <text:p text:style-name="P1"><text:s text:c="4"/><text:span text:style-name="T1">&lt;map&gt;</text:span></text:p>
      <text:p text:style-name="P1"><text:s text:c="8"/><text:span text:style-name="T1">&lt;![CDATA[</text:span></text:p>
      <text:p text:style-name="P1"/>
      <text:p text:style-name="P1"><text:tab/><text:span text:style-name="T1">&lt;h2&gt;</text:span>Using the map<text:span text:style-name="T1">&lt;/h2&gt;</text:span></text:p>
      <text:p text:style-name="P2">&lt;div&gt;</text:p>
      <text:p text:style-name="P1">The map allows you to switch between your own location and the location of the viewed user, group or resource. For best accuracy, GPS must be enabled on your phone.<text:span text:style-name="T1">&lt;br/&gt;</text:span></text:p>
      <text:p text:style-name="P1">Use the buttons + and - to zoom in or out.</text:p>
      <text:p text:style-name="P2">&lt;/div&gt;</text:p>
      <text:p text:style-name="P1"><text:span text:style-name="T1">&lt;br/&gt;&lt;br/&gt;&lt;a href="https://mycitizen.net/manual:mobile#map"&gt;</text:span>More information<text:span text:style-name="T1">&lt;/a&gt;</text:span></text:p>
      <text:p text:style-name="P1"><text:tab/><text:span text:style-name="T1">&lt;br/&gt;&lt;br/&gt;&lt;a href="net.mycitizen.mcn://about"&gt;</text:span>About this app<text:span text:style-name="T1">&lt;/a&gt;</text:span></text:p>
      <text:p text:style-name="P2">]]&gt;</text:p>
      <text:p text:style-name="P1"><text:s text:c="4"/><text:span text:style-name="T1">&lt;/map&gt;</text:span></text:p>
      <text:p text:style-name="P1"><text:s text:c="4"/><text:span text:style-name="T1">&lt;about&gt;</text:span></text:p>
      <text:p text:style-name="P1"><text:s text:c="8"/><text:span text:style-name="T1">&lt;![CDATA[</text:span></text:p>
      <text:p text:style-name="P1"><text:tab/><text:span text:style-name="T1">&lt;div&gt;</text:span></text:p>
      <text:p text:style-name="P1"><text:tab/><text:span text:style-name="T1">&lt;h2&gt;</text:span>About<text:span text:style-name="T1">&lt;/h2&gt;</text:span></text:p>
      <text:p text:style-name="P1">Mycitizen.net is a free platform for local communities to support citizen engagement. The software for web and mobile is part of a non-profit project.<text:span text:style-name="T1">&lt;br /&gt;</text:span></text:p>
      <text:p text:style-name="P1">If you need more help, check out the <text:span text:style-name="T1">&lt;a href="https://mycitizen.net/manual:start"&gt;</text:span>manuals<text:span text:style-name="T1">&lt;/a&gt;</text:span> of <text:span text:style-name="T1">&lt;a href="https://mycitizen.net"&gt;</text:span>mycitizen.net<text:span text:style-name="T1">&lt;/a&gt;</text:span> or <text:span text:style-name="T1">&lt;a href="{SUPPORT_URL}"&gt;</text:span>ask a question<text:span text:style-name="T1">&lt;/a&gt;</text:span>.</text:p>
      <text:p text:style-name="P1"><text:span text:style-name="T1">&lt;br/&gt;&lt;br/&gt;&lt;br/&gt;</text:span></text:p>
      <text:p text:style-name="P1">(c) 2013ff. Burma Center Prague<text:span text:style-name="T1">&lt;br/&gt;</text:span></text:p>
      <text:p text:style-name="P1">License: GPLv3<text:span text:style-name="T1">&lt;br/&gt;</text:span></text:p>
      <text:p text:style-name="P1">Software version: {VERSION}. <text:span text:style-name="T1">&lt;a href="https://mycitizen.net/mobile:start"&gt;</text:span>More information about the app<text:span text:style-name="T1">&lt;/a&gt;&lt;br/&gt;</text:span></text:p>
      <text:p text:style-name="P1"><text:span text:style-name="T1">&lt;br/&gt;&lt;br/&gt;</text:span></text:p>
      <text:p text:style-name="P1">This project is supported from the resources of the Ministry of Foreign Affairs of the Czech Republic within its Transition Promotion Program.</text:p>
      <text:p text:style-name="P2">&lt;/div&gt;</text:p>
      <text:p text:style-name="P2">]]&gt;</text:p>
      <text:p text:style-name="P1"><text:s text:c="4"/><text:span text:style-name="T1">&lt;/about&gt;</text:span></text:p>
      <text:p text:style-name="P2">&lt;/hel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Amthor</meta:initial-creator>
    <meta:creation-date>2014-11-04T11:26:01.633596000</meta:creation-date>
    <dc:date>2014-11-04T11:34:21.652263000</dc:date>
    <dc:creator>Christoph Amthor</dc:creator>
    <meta:editing-duration>PT8S</meta:editing-duration>
    <meta:editing-cycles>1</meta:editing-cycles>
    <meta:document-statistic meta:table-count="0" meta:image-count="0" meta:object-count="0" meta:page-count="6" meta:paragraph-count="242" meta:word-count="1434" meta:character-count="11126" meta:non-whitespace-character-count="9591"/>
    <meta:generator>LibreOffice/4.2.6.3$MacOSX_x86 LibreOffice_project/3fd416d4c6db7d3204c17ce57a1d70f6e531ee21</meta:generator>
  </office:meta>
</office:document-meta>
</file>